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span text:style-name="T2">He will offer no answers, only questions. <text:s/>Hesitate before answering, and ask no questions yourself. <text:s/>Pay heed to the danger in any question whose answer seems obvious.</text:span></text:p>
      <text:p text:style-name="P1"><text:span text:style-name="T1"><text:tab/>“A few years before my gempukku, I visited Kyuden Mirumoto. <text:s/>While my uncle attended his duties, I was free to wander the city, content to lose myself exploring its streets and alleys. <text:s/>As the colors and smells around me began to shift, I perceived them only as different than my home, not recognizing their unusual and alien nature.</text:span></text:p>
      <text:p text:style-name="P1"><text:span text:style-name="T1"><text:tab/>“Feeling eyes on my back, I turned to face a strangely familiar man. <text:s/>Even at a distance, the intensity of his gaze unnerved me. <text:s/>After a few moments he broke into a sprint towards me, paying no heed to the strange folk around us.</text:span></text:p>
      <text:p text:style-name="P1"><text:span text:style-name="T1"><text:tab/>“I fled into a nearby alley, not slowing until I’d twisted through enough side streets and buildings that I was confident I’d lost my strange pursuer. <text:s/>I said nothing to my uncle that evening, driven by a childish worry that my freedom of movement on this visit might be restricted.</text:span></text:p>
      <text:p text:style-name="P1"><text:span text:style-name="T1"><text:tab/>“Ten years later I returned to Kyuden Mirumoto. <text:s/>Even having taken over my uncle’s responsibilities, I still found time to return to my youthful wandering. <text:s/>This time I noticed as the clothes became more foreign and the smells more otherworldly. <text:s/>As I stopped to ponder this, my eyes fell on a young boy walking ahead of me. <text:s/>He turned, and at once I realized that I was looking upon myself as a child. <text:s/>I knew he was about to flee, so I ran towards him with all my speed, trying to remember the routes I took all those years ago, but I soon lost sight of the boy.</text:span></text:p>
      <text:p text:style-name="P1"><text:span text:style-name="T1"><text:tab/>“I retraced my steps looking for those same streets, but after weeks of walking every inch of the city from every direction I have found only the mundane and ordinary.”</text:span></text:p>
      <text:p text:style-name="P1"><text:span text:style-name="T1"><text:tab/>I paused to gather my thoughts. <text:s/>The monk asked no questions, so I continued.</text:span></text:p>
      <text:p text:style-name="P1"><text:span text:style-name="T1"><text:tab/>“I have asked abbots and shugenja and fortunetellers about what meaning this might have, and what I should be doing about it. <text:s/>When I heard of the prophet Baiten who could interpret dreams and omens, I hoped he would offer true wisdom rather than guesses and conjecture. <text:s/>But I had just been appointed a county magistrate, and I worried that I would be seen to be neglecting my duties if I took such a long journey too soon into my tenure.</text:span></text:p>
      <text:p text:style-name="P1"><text:span text:style-name="T1"><text:tab/>“When I heard about the murder of the prophet, I asked after others in the Empire with the wisdom to guide me. <text:s/>Grand Abbot Okawa was widely believed to be such a man, so I resolved to make a pilgrimage to Ryoko Owari to seek his counsel. <text:s/>But I again hesitated and delayed my journey to focus on my career. <text:s/>When I learned that Okawa was killed on that Day of Thunder, I despaired at the thought that there might be no one now living able to guide me.”</text:span></text:p>
      <text:p text:style-name="P1"><text:span text:style-name="T1"><text:tab/>Again I paused, waiting for a question. <text:s/>After long moments of silence I continued.</text:span></text:p>
      <text:p text:style-name="P1"><text:span text:style-name="T1"><text:tab/>“I am convinced that my experience was a sign to set me on the path to accomplish something. <text:s/>I now see that I was so focused on worldly matters that I may have put my life’s true purpose in jeopardy. <text:s/>I never would have chosen to sell away my destiny for temporal power, but I fear that is what I may have done.”</text:span></text:p>
      <text:p text:style-name="P1"><text:span text:style-name="T1"><text:tab/>“You are correct”, Hoshi finally spoke. <text:s/>“You will never unravel the meaning behind these events. <text:s/>Whatever destiny was offered to you has been lost forever. <text:s/>Nothing you do will ever change that.”</text:span></text:p>
      <text:p text:style-name="P1"><text:span text:style-name="T1"><text:tab/>My stomach clenched, and in my shock and despair I struggled not to scream or vomit. <text:s/></text:span><text:span text:style-name="T2">He will offer no answers, only questions.</text:span><text:span text:style-name="T1"> <text:s/>I fought against anger and disbelief that in this of all situations the monk would offer plain and uncryptic truth.</text:span></text:p>
      <text:p text:style-name="P1"><text:span text:style-name="T1"><text:tab/>“What will you do now?”</text:span></text:p>
      <text:p text:style-name="P1"><text:span text:style-name="T1"><text:tab/>I stared at him in bewilderment as I worked to slow my breathing and calm my pounding heart. <text:s/>I opened my mouth to demand to know what care he had for my future. <text:s/></text:span><text:span text:style-name="T2">Hesitate before answering, and ask no questions yourself.</text:span><text:span text:style-name="T1"> <text:s/>I closed my mouth.</text:span></text:p>
      <text:p text:style-name="P1"><text:span text:style-name="T1"><text:tab/>Would I continue seeking the answer to my question, hoping that dedication in the face of futility might restore my favor with the kami? <text:s/>No, there is no wisdom in self-deception and seeking out failure.</text:span></text:p>
      <text:p text:style-name="P1"><text:span text:style-name="T1"><text:tab/>Would I take my best guess and forge ahead, attempting to fulfill a destiny I understood nothing about? <text:s/>Pure folly.</text:span></text:p>
      <text:p text:style-name="P1"><text:span text:style-name="T1"><text:tab/>What could I do but return home to the life I’d chosen, just as I’d have done after serving my purpose…</text:span></text:p>
      <text:p text:style-name="P1"><text:span text:style-name="T1"><text:tab/>The world shifted around me as I glimpsed the future I might have had, returning to an ordinary life, content at having justified my existence. <text:s/>I would had sought high position, perhaps becoming a minister or even chancellor, and certainly a role model for my family. <text:s/>But I would have still been shackled by the same mundane concerns that caused me to shirk my responsibilities to fate itself.</text:span></text:p>
      <text:p text:style-name="P1"><text:span text:style-name="T1"><text:tab/>Hoshi’s patient gaze demanded no immediate answer to his question, so I re-folded my legs into the half lotus and dropped back into meditation. <text:s/>In the minutes or hours that followed, I had my first vision, which no words can describe, for the vastness of the way of the interconnectedness of all things is beyond human expression. <text:s/>I can say only that I perceived my futures, stretched out before me, each one tied to the choices that could make it real. <text:s/>Although my visions were not yet as clear a they would later become, I knew with crystal certainty what path I must walk.</text:span></text:p>
      <text:p text:style-name="P1"><text:span text:style-name="T1"><text:tab/>“My atonement shall be to achieve even more than the destiny I have rejected. <text:s/>Career, prestige, lineage, these have been my chains, holding me from acting outside of my appointed responsibilities. <text:s/>All the problems of the world belong to me now, and I will spend my life and death to solve each one as I encounter it, no matter the cost.”</text:span></text:p>
      <text:p text:style-name="P1"><text:span text:style-name="T1"><text:tab/>For the first time, Hoshi smiled.</text:span></text:p>
      <text:p text:style-name="P1"><text:span text:style-name="T1"><text:tab/>“Would you like help?”</text:span></text:p>
      <text:p text:style-name="P1"/>
      <text:p text:style-name="P1"><text:span text:style-name="T2">[Note from Yuki: because of the pages missing from sensei’s autobiography, I’m not sure if there’s more to this entry. <text:s/>I’ll investigate further before this is published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049" meta:character-count="5797" meta:non-whitespace-character-count="4710"/>
    <meta:generator>LibreOfficeDev/5.1.0.3$Linux_X86_64 LibreOffice_project/</meta:generator>
  </office:meta>
</office:document-meta>
</file>